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436cm" fo:margin-right="0cm" fo:margin-top="0cm" fo:margin-bottom="0cm" loext:contextual-spacing="false" fo:line-height="100%" fo:text-align="start" style:justify-single-word="false" fo:text-indent="-0.259cm" style:auto-text-indent="false">
        <style:tab-stops>
          <style:tab-stop style:position="0.437cm"/>
        </style:tab-stops>
      </style:paragraph-properties>
    </style:style>
    <style:style style:name="P2" style:family="paragraph" style:parent-style-name="List_20_Paragraph" style:list-style-name="WWNum1">
      <style:paragraph-properties fo:margin-left="0.436cm" fo:margin-right="0cm" fo:margin-top="0.083cm" fo:margin-bottom="0cm" loext:contextual-spacing="false" fo:line-height="100%" fo:text-align="start" style:justify-single-word="false" fo:text-indent="-0.259cm" style:auto-text-indent="false">
        <style:tab-stops>
          <style:tab-stop style:position="0.437cm"/>
        </style:tab-stops>
      </style:paragraph-properties>
    </style:style>
    <style:style style:name="P3" style:family="paragraph" style:parent-style-name="List_20_Paragraph" style:list-style-name="WWNum2">
      <style:paragraph-properties fo:margin-left="0.39cm" fo:margin-right="0cm" fo:margin-top="0.097cm" fo:margin-bottom="0cm" loext:contextual-spacing="false" fo:line-height="100%" fo:text-align="start" style:justify-single-word="false" fo:text-indent="-0.213cm" style:auto-text-indent="false">
        <style:tab-stops>
          <style:tab-stop style:position="0.392cm"/>
        </style:tab-stops>
      </style:paragraph-properties>
    </style:style>
    <style:style style:name="P4" style:family="paragraph" style:parent-style-name="List_20_Paragraph" style:list-style-name="WWNum2">
      <style:paragraph-properties fo:margin-left="1.448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5" style:family="paragraph" style:parent-style-name="List_20_Paragraph" style:list-style-name="WWNum2">
      <style:paragraph-properties fo:margin-left="1.448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6" style:family="paragraph" style:parent-style-name="List_20_Paragraph" style:list-style-name="WWNum2">
      <style:paragraph-properties fo:margin-left="1.448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cccccc"/>
    </style:style>
    <style:style style:name="P7" style:family="paragraph" style:parent-style-name="List_20_Paragraph" style:list-style-name="WWNum2">
      <style:paragraph-properties fo:margin-left="1.448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729fcf"/>
    </style:style>
    <style:style style:name="P8" style:family="paragraph" style:parent-style-name="List_20_Paragraph" style:list-style-name="WWNum2">
      <style:paragraph-properties fo:margin-left="1.448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a6a6"/>
    </style:style>
    <style:style style:name="P9" style:family="paragraph" style:parent-style-name="List_20_Paragraph" style:list-style-name="WWNum2">
      <style:paragraph-properties fo:margin-left="1.448cm" fo:margin-right="0cm" fo:margin-top="0.085cm" fo:margin-bottom="0cm" loext:contextual-spacing="false" fo:line-height="100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10" style:family="paragraph" style:parent-style-name="List_20_Paragraph" style:list-style-name="WWNum2">
      <style:paragraph-properties fo:margin-left="1.448cm" fo:margin-right="1.259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11" style:family="paragraph" style:parent-style-name="List_20_Paragraph" style:list-style-name="WWNum2">
      <style:paragraph-properties fo:margin-left="1.448cm" fo:margin-right="2.535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12" style:family="paragraph" style:parent-style-name="List_20_Paragraph" style:list-style-name="WWNum2">
      <style:paragraph-properties fo:margin-left="1.448cm" fo:margin-right="0.422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a6a6"/>
    </style:style>
    <style:style style:name="P13" style:family="paragraph" style:parent-style-name="List_20_Paragraph" style:list-style-name="WWNum2">
      <style:paragraph-properties fo:margin-left="1.448cm" fo:margin-right="0.224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a6a6"/>
    </style:style>
    <style:style style:name="P14" style:family="paragraph" style:parent-style-name="List_20_Paragraph" style:list-style-name="WWNum2">
      <style:paragraph-properties fo:margin-left="1.448cm" fo:margin-right="0.848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729fcf"/>
    </style:style>
    <style:style style:name="P15" style:family="paragraph" style:parent-style-name="List_20_Paragraph" style:list-style-name="WWNum2">
      <style:paragraph-properties fo:margin-left="1.448cm" fo:margin-right="1.346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729fcf"/>
    </style:style>
    <style:style style:name="P16" style:family="paragraph" style:parent-style-name="List_20_Paragraph" style:list-style-name="WWNum2">
      <style:paragraph-properties fo:margin-left="1.448cm" fo:margin-right="1.866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ec9ba4"/>
    </style:style>
    <style:style style:name="P17" style:family="paragraph" style:parent-style-name="List_20_Paragraph" style:list-style-name="WWNum2">
      <style:paragraph-properties fo:margin-left="2.72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ff00"/>
    </style:style>
    <style:style style:name="P18" style:family="paragraph" style:parent-style-name="List_20_Paragraph" style:list-style-name="WWNum2">
      <style:paragraph-properties fo:margin-left="2.72cm" fo:margin-right="0cm" fo:margin-top="0.067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ec9ba4"/>
    </style:style>
    <style:style style:name="P19" style:family="paragraph" style:parent-style-name="List_20_Paragraph" style:list-style-name="WWNum2">
      <style:paragraph-properties fo:margin-left="2.72cm" fo:margin-right="0cm" fo:margin-top="0.083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ec9ba4"/>
    </style:style>
    <style:style style:name="P20" style:family="paragraph" style:parent-style-name="List_20_Paragraph" style:list-style-name="WWNum2">
      <style:paragraph-properties fo:margin-left="2.72cm" fo:margin-right="0cm" fo:margin-top="0.083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a6a6"/>
    </style:style>
    <style:style style:name="P21" style:family="paragraph" style:parent-style-name="List_20_Paragraph" style:list-style-name="WWNum2">
      <style:paragraph-properties fo:margin-left="2.72cm" fo:margin-right="0cm" fo:margin-top="0.085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a6a6"/>
    </style:style>
    <style:style style:name="P22" style:family="paragraph" style:parent-style-name="List_20_Paragraph" style:list-style-name="WWNum2" style:master-page-name="Converted1">
      <style:paragraph-properties fo:margin-left="1.448cm" fo:margin-right="0.829cm" fo:margin-top="0.115cm" fo:margin-bottom="0cm" loext:contextual-spacing="false" fo:line-height="118%" fo:text-align="start" style:justify-single-word="false" fo:text-indent="-0.637cm" style:auto-text-indent="false" style:page-number="auto">
        <style:tab-stops>
          <style:tab-stop style:position="1.448cm"/>
          <style:tab-stop style:position="1.45cm"/>
        </style:tab-stops>
      </style:paragraph-properties>
      <style:text-properties fo:background-color="#729fcf"/>
    </style:style>
    <style:style style:name="P23" style:family="paragraph" style:parent-style-name="List_20_Paragraph" style:list-style-name="WWNum2">
      <style:paragraph-properties fo:margin-left="1.448cm" fo:margin-right="0.182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729fcf"/>
    </style:style>
    <style:style style:name="P24" style:family="paragraph" style:parent-style-name="List_20_Paragraph" style:list-style-name="WWNum2">
      <style:paragraph-properties fo:margin-left="1.448cm" fo:margin-right="1.993cm" fo:margin-top="0.079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5" style:family="paragraph" style:parent-style-name="List_20_Paragraph" style:list-style-name="WWNum2">
      <style:paragraph-properties fo:margin-left="1.556cm" fo:margin-right="0cm" fo:margin-top="0cm" fo:margin-bottom="0cm" loext:contextual-spacing="false" fo:line-height="0.443cm" fo:text-align="start" style:justify-single-word="false" fo:text-indent="-0.744cm" style:auto-text-indent="false">
        <style:tab-stops>
          <style:tab-stop style:position="1.556cm"/>
          <style:tab-stop style:position="1.558cm"/>
        </style:tab-stops>
      </style:paragraph-properties>
      <style:text-properties fo:background-color="#ffa6a6"/>
    </style:style>
    <style:style style:name="P26" style:family="paragraph" style:parent-style-name="List_20_Paragraph" style:list-style-name="WWNum2">
      <style:paragraph-properties fo:margin-left="1.556cm" fo:margin-right="0cm" fo:margin-top="0.085cm" fo:margin-bottom="0cm" loext:contextual-spacing="false" fo:line-height="100%" fo:text-align="start" style:justify-single-word="false" fo:text-indent="-0.744cm" style:auto-text-indent="false">
        <style:tab-stops>
          <style:tab-stop style:position="1.556cm"/>
          <style:tab-stop style:position="1.558cm"/>
        </style:tab-stops>
      </style:paragraph-properties>
      <style:text-properties fo:background-color="#729fcf"/>
    </style:style>
    <style:style style:name="P27" style:family="paragraph" style:parent-style-name="List_20_Paragraph" style:list-style-name="WWNum2">
      <style:paragraph-properties fo:margin-left="1.448cm" fo:margin-right="0.677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8" style:family="paragraph" style:parent-style-name="List_20_Paragraph" style:list-style-name="WWNum2">
      <style:paragraph-properties fo:margin-left="1.448cm" fo:margin-right="2.252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729fcf"/>
    </style:style>
    <style:style style:name="P29" style:family="paragraph" style:parent-style-name="List_20_Paragraph" style:list-style-name="WWNum2">
      <style:paragraph-properties fo:margin-left="1.448cm" fo:margin-right="1.325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a6a6"/>
    </style:style>
    <style:style style:name="P30" style:family="paragraph" style:parent-style-name="List_20_Paragraph" style:list-style-name="WWNum2">
      <style:paragraph-properties fo:margin-left="1.448cm" fo:margin-right="3.201cm" fo:margin-top="0.078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a6a6"/>
    </style:style>
    <style:style style:name="P31" style:family="paragraph" style:parent-style-name="List_20_Paragraph" style:list-style-name="WWNum2">
      <style:paragraph-properties fo:margin-left="1.448cm" fo:margin-right="0.441cm" fo:margin-top="0.085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32" style:family="paragraph" style:parent-style-name="List_20_Paragraph" style:list-style-name="WWNum2">
      <style:paragraph-properties fo:margin-left="1.448cm" fo:margin-right="1.542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a6a6"/>
    </style:style>
    <style:style style:name="P33" style:family="paragraph" style:parent-style-name="List_20_Paragraph" style:list-style-name="WWNum2">
      <style:paragraph-properties fo:margin-left="2.72cm" fo:margin-right="0.464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a6a6"/>
    </style:style>
    <style:style style:name="P34" style:family="paragraph" style:parent-style-name="List_20_Paragraph" style:list-style-name="WWNum2">
      <style:paragraph-properties fo:margin-left="2.72cm" fo:margin-right="0.249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a6a6"/>
    </style:style>
    <style:style style:name="P35" style:family="paragraph" style:parent-style-name="List_20_Paragraph" style:list-style-name="WWNum2">
      <style:paragraph-properties fo:margin-left="1.448cm" fo:margin-right="1.087cm" fo:margin-top="0.081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cccccc"/>
    </style:style>
    <style:style style:name="P36" style:family="paragraph" style:parent-style-name="List_20_Paragraph" style:list-style-name="WWNum2">
      <style:paragraph-properties fo:margin-left="1.448cm" fo:margin-right="0.787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cccccc"/>
    </style:style>
    <style:style style:name="P37" style:family="paragraph" style:parent-style-name="Standard" style:master-page-name="Standard">
      <style:paragraph-properties fo:margin-left="0.178cm" fo:margin-right="0cm" fo:margin-top="0.122cm" fo:margin-bottom="0cm" loext:contextual-spacing="false" fo:text-align="start" style:justify-single-word="false" fo:text-indent="0cm" style:auto-text-indent="false" style:page-number="auto"/>
    </style:style>
    <style:style style:name="P38" style:family="paragraph" style:parent-style-name="Standard">
      <style:paragraph-properties fo:margin-left="0.178cm" fo:margin-right="0cm" fo:margin-top="0cm" fo:margin-bottom="0cm" loext:contextual-spacing="false" fo:text-align="start" style:justify-single-word="false" fo:text-indent="0cm" style:auto-text-indent="false"/>
    </style:style>
    <style:style style:name="P39" style:family="paragraph" style:parent-style-name="Standard">
      <style:paragraph-properties fo:margin-left="0.17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4.461cm"/>
        </style:tab-stops>
      </style:paragraph-properties>
    </style:style>
    <style:style style:name="P40" style:family="paragraph" style:parent-style-name="Standard">
      <style:paragraph-properties fo:margin-left="0.178cm" fo:margin-right="0cm" fo:margin-top="0.002cm" fo:margin-bottom="0cm" loext:contextual-spacing="false" fo:text-align="start" style:justify-single-word="false" fo:text-indent="0cm" style:auto-text-indent="false"/>
    </style:style>
    <style:style style:name="P41" style:family="paragraph" style:parent-style-name="Standard">
      <style:paragraph-properties fo:margin-left="0.178cm" fo:margin-right="0.388cm" fo:margin-top="0cm" fo:margin-bottom="0cm" loext:contextual-spacing="false" fo:line-height="118%" fo:text-align="start" style:justify-single-word="false" fo:text-indent="0cm" style:auto-text-indent="false"/>
    </style:style>
    <style:style style:name="P42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6pt" fo:font-weight="bold" style:font-size-asian="16pt" style:font-weight-asian="bold"/>
    </style:style>
    <style:style style:name="P43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5pt" style:font-size-asian="15pt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45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5pt" style:font-size-asian="15pt"/>
    </style:style>
    <style:style style:name="P46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8pt" style:font-size-asian="8pt"/>
    </style:style>
    <style:style style:name="P47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15.5pt" fo:font-weight="bold" style:font-size-asian="15.5pt" style:font-weight-asian="bold"/>
    </style:style>
    <style:style style:name="P48" style:family="paragraph" style:parent-style-name="Text_20_body">
      <style:paragraph-properties fo:margin-left="0.178cm" fo:margin-right="0cm" fo:text-indent="0cm" style:auto-text-indent="false"/>
    </style:style>
    <style:style style:name="P49" style:family="paragraph" style:parent-style-name="Text_20_body">
      <style:paragraph-properties fo:margin-left="0.178cm" fo:margin-right="0cm" fo:line-height="0.443cm" fo:text-indent="0cm" style:auto-text-indent="false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letter-spacing="-0.009cm" fo:font-weight="bold" style:font-size-asian="11pt" style:font-weight-asian="bold"/>
    </style:style>
    <style:style style:name="T5" style:family="text">
      <style:text-properties fo:font-size="11pt" fo:letter-spacing="-0.009cm" style:font-size-asian="11pt"/>
    </style:style>
    <style:style style:name="T6" style:family="text">
      <style:text-properties fo:font-size="11pt" fo:letter-spacing="-0.007cm" fo:font-weight="bold" style:font-size-asian="11pt" style:font-weight-asian="bold"/>
    </style:style>
    <style:style style:name="T7" style:family="text">
      <style:text-properties fo:font-size="11pt" fo:letter-spacing="-0.007cm" style:font-size-asian="11pt"/>
    </style:style>
    <style:style style:name="T8" style:family="text">
      <style:text-properties fo:font-size="11pt" fo:letter-spacing="-0.028cm" style:font-size-asian="11pt"/>
    </style:style>
    <style:style style:name="T9" style:family="text">
      <style:text-properties fo:font-size="11pt" fo:letter-spacing="-0.011cm" style:font-size-asian="11pt"/>
    </style:style>
    <style:style style:name="T10" style:family="text">
      <style:text-properties fo:font-size="11pt" fo:letter-spacing="-0.005cm" style:font-size-asian="11pt"/>
    </style:style>
    <style:style style:name="T11" style:family="text">
      <style:text-properties fo:font-size="11pt" fo:letter-spacing="-0.002cm" style:font-size-asian="11pt"/>
    </style:style>
    <style:style style:name="T12" style:family="text">
      <style:text-properties fo:font-size="11pt" fo:letter-spacing="-0.014cm" style:font-size-asian="11pt"/>
    </style:style>
    <style:style style:name="T13" style:family="text">
      <style:text-properties fo:font-size="11pt" fo:letter-spacing="-0.004cm" style:font-size-asian="11pt"/>
    </style:style>
    <style:style style:name="T14" style:family="text">
      <style:text-properties fo:font-size="11pt" fo:letter-spacing="-0.034cm" style:font-size-asian="11pt"/>
    </style:style>
    <style:style style:name="T15" style:family="text">
      <style:text-properties fo:font-size="11pt" fo:letter-spacing="-0.044cm" style:font-size-asian="11pt"/>
    </style:style>
    <style:style style:name="T16" style:family="text">
      <style:text-properties fo:font-size="11pt" fo:letter-spacing="-0.065cm" style:font-size-asian="11pt"/>
    </style:style>
    <style:style style:name="T17" style:family="text">
      <style:text-properties fo:font-size="11pt" fo:letter-spacing="-0.019cm" style:font-size-asian="11pt"/>
    </style:style>
    <style:style style:name="T18" style:family="text">
      <style:text-properties fo:font-size="11pt" fo:letter-spacing="-0.048cm" style:font-size-asian="11pt"/>
    </style:style>
    <style:style style:name="T19" style:family="text">
      <style:text-properties fo:font-weight="bold" style:font-weight-asian="bold"/>
    </style:style>
    <style:style style:name="T20" style:family="text">
      <style:text-properties fo:letter-spacing="-0.014cm"/>
    </style:style>
    <style:style style:name="T21" style:family="text">
      <style:text-properties fo:letter-spacing="-0.016cm"/>
    </style:style>
    <style:style style:name="T22" style:family="text">
      <style:text-properties fo:letter-spacing="-0.012cm"/>
    </style:style>
    <style:style style:name="T23" style:family="text">
      <style:text-properties fo:font-size="9pt" style:font-size-asian="9pt"/>
    </style:style>
    <style:style style:name="T24" style:family="text">
      <style:text-properties fo:font-size="14pt" fo:font-weight="bold" style:font-size-asian="14pt" style:font-weight-asian="bold"/>
    </style:style>
    <style:style style:name="T25" style:family="text">
      <style:text-properties fo:font-size="14pt" fo:letter-spacing="-0.005cm" fo:font-weight="bold" style:font-size-asian="14pt" style:font-weight-asian="bold"/>
    </style:style>
    <style:style style:name="T26" style:family="text">
      <style:text-properties fo:font-size="14pt" fo:letter-spacing="-0.004cm" fo:font-weight="bold" style:font-size-asian="14pt" style:font-weight-asian="bold"/>
    </style:style>
    <style:style style:name="T27" style:family="text">
      <style:text-properties fo:color="#37751c" fo:font-size="14pt" fo:font-weight="bold" style:font-size-asian="14pt" style:font-weight-asian="bold"/>
    </style:style>
    <style:style style:name="T28" style:family="text">
      <style:text-properties fo:color="#37751c" fo:font-size="14pt" fo:letter-spacing="-0.002cm" fo:font-weight="bold" style:font-size-asian="14pt" style:font-weight-asian="bold"/>
    </style:style>
    <style:style style:name="T29" style:family="text">
      <style:text-properties fo:color="#37751c" fo:font-size="11pt" fo:font-weight="bold" style:font-size-asian="11pt" style:font-weight-asian="bold"/>
    </style:style>
    <style:style style:name="T30" style:family="text">
      <style:text-properties fo:color="#37751c" fo:font-size="11pt" fo:letter-spacing="-0.028cm" fo:font-weight="bold" style:font-size-asian="11pt" style:font-weight-asian="bold"/>
    </style:style>
    <style:style style:name="T31" style:family="text">
      <style:text-properties fo:color="#37751c" fo:font-size="11pt" fo:letter-spacing="-0.016cm" fo:font-weight="bold" style:font-size-asian="11pt" style:font-weight-asian="bold"/>
    </style:style>
    <style:style style:name="T32" style:family="text">
      <style:text-properties fo:color="#37751c" fo:font-size="11pt" fo:letter-spacing="-0.037cm" fo:font-weight="bold" style:font-size-asian="11pt" style:font-weight-asian="bold"/>
    </style:style>
    <style:style style:name="T33" style:family="text">
      <style:text-properties fo:color="#37751c" fo:font-size="11pt" fo:letter-spacing="-0.049cm" fo:font-weight="bold" style:font-size-asian="11pt" style:font-weight-asian="bold"/>
    </style:style>
    <style:style style:name="T34" style:family="text">
      <style:text-properties fo:color="#37751c" fo:font-size="11pt" fo:letter-spacing="-0.058cm" fo:font-weight="bold" style:font-size-asian="11pt" style:font-weight-asian="bold"/>
    </style:style>
    <style:style style:name="T35" style:family="text">
      <style:text-properties fo:color="#37751c" fo:font-size="11pt" fo:letter-spacing="-0.021cm" fo:font-weight="bold" style:font-size-asian="11pt" style:font-weight-asian="bold"/>
    </style:style>
    <style:style style:name="T36" style:family="text">
      <style:text-properties fo:color="#37751c" fo:font-size="11pt" fo:letter-spacing="-0.03cm" fo:font-weight="bold" style:font-size-asian="11pt" style:font-weight-asian="bold"/>
    </style:style>
    <style:style style:name="T37" style:family="text">
      <style:text-properties fo:color="#37751c" fo:font-size="11pt" fo:letter-spacing="-0.004cm" fo:font-weight="bold" style:font-size-asian="11pt" style:font-weight-asian="bold"/>
    </style:style>
    <style:style style:name="T38" style:family="text">
      <style:text-properties fo:color="#37751c" fo:font-size="11pt" fo:letter-spacing="-0.032cm" fo:font-weight="bold" style:font-size-asian="11pt" style:font-weight-asian="bold"/>
    </style:style>
    <style:style style:name="T39" style:family="text">
      <style:text-properties fo:color="#37751c" fo:font-size="11pt" fo:letter-spacing="-0.071cm" fo:font-weight="bold" style:font-size-asian="11pt" style:font-weight-asian="bold"/>
    </style:style>
    <style:style style:name="T40" style:family="text">
      <style:text-properties fo:color="#37751c" fo:font-size="11pt" fo:letter-spacing="-0.041cm" fo:font-weight="bold" style:font-size-asian="11pt" style:font-weight-asian="bold"/>
    </style:style>
    <style:style style:name="T41" style:family="text">
      <style:text-properties fo:color="#37751c" fo:font-size="11pt" fo:letter-spacing="-0.048cm" fo:font-weight="bold" style:font-size-asian="11pt" style:font-weight-asian="bold"/>
    </style:style>
    <style:style style:name="T42" style:family="text">
      <style:text-properties fo:color="#37751c" fo:font-size="11pt" fo:letter-spacing="-0.007cm" fo:font-weight="bold" style:font-size-asian="11pt" style:font-weight-asian="bold"/>
    </style:style>
    <style:style style:name="T43" style:family="text">
      <style:text-properties fo:color="#37751c" fo:font-size="11pt" fo:letter-spacing="-0.018cm" fo:font-weight="bold" style:font-size-asian="11pt" style:font-weight-asian="bold"/>
    </style:style>
    <style:style style:name="T44" style:family="text">
      <style:text-properties fo:color="#37751c" fo:font-size="11pt" fo:letter-spacing="-0.039cm" fo:font-weight="bold" style:font-size-asian="11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7"><text:span text:style-name="T1"># Trabajo Interfaces Web.</text:span></text:p>
        <text:p text:style-name="P42"/>
        <text:p text:style-name="P38"><text:span text:style-name="T2">Modalidad</text:span><text:span text:style-name="T3">: Individual</text:span></text:p>
        <text:p text:style-name="P43"/>
        <text:list xml:id="list1479111563" text:style-name="WWNum1">
          <text:list-item>
            <text:p text:style-name="P1"><text:span text:style-name="T2">Primera</text:span><text:span text:style-name="T4"> </text:span><text:span text:style-name="T2">parte:</text:span><text:span text:style-name="T6"> </text:span><text:span text:style-name="T3">Desarrollo</text:span><text:span text:style-name="T7"> </text:span><text:span text:style-name="T3">de</text:span><text:span text:style-name="T7"> </text:span><text:span text:style-name="T3">Documento</text:span><text:span text:style-name="T7"> </text:span><text:span text:style-name="T3">de</text:span><text:span text:style-name="T7"> </text:span><text:span text:style-name="T3">Análisis</text:span><text:span text:style-name="T7"> </text:span><text:span text:style-name="T3">sobre</text:span><text:span text:style-name="T5"> </text:span><text:span text:style-name="T3">la</text:span><text:span text:style-name="T7"> </text:span><text:span text:style-name="T3">aplicación</text:span><text:span text:style-name="T7"> </text:span><text:span text:style-name="T3">Web</text:span><text:span text:style-name="T7"> </text:span><text:span text:style-name="T3">a</text:span><text:span text:style-name="T7"> </text:span><text:span text:style-name="T3">realizar.</text:span></text:p>
          </text:list-item>
          <text:list-item>
            <text:p text:style-name="P2"><text:span text:style-name="T2">Segunda parte: </text:span><text:span text:style-name="T3">Desarrollo de la Interfaz Web de la</text:span><text:span text:style-name="T8"> </text:span><text:span text:style-name="T3">aplicación.</text:span></text:p>
          </text:list-item>
        </text:list>
        <text:p text:style-name="P43"/>
        <text:p text:style-name="P48"><text:span text:style-name="T19">Almacenamiento</text:span>: Repositorio git (Se debe proporcionar la url del repositorio al profesor)</text:p>
        <text:p text:style-name="P45"/>
        <text:p text:style-name="P48"><text:span text:style-name="T19">Actualización</text:span>:<text:span text:style-name="T20"> </text:span>Cada<text:span text:style-name="T20"> </text:span>semana<text:span text:style-name="T20"> </text:span>debe<text:span text:style-name="T20"> </text:span>haberse<text:span text:style-name="T21"> </text:span>realizado<text:span text:style-name="T20"> </text:span>una<text:span text:style-name="T20"> </text:span>actualización<text:span text:style-name="T20"> </text:span>del<text:span text:style-name="T22"> </text:span>repositorio.</text:p>
        <text:list xml:id="list2685656062" text:style-name="WWNum2">
          <text:list-item>
            <text:p text:style-name="P3"><text:span text:style-name="T23">Si no se actualiza puntuará negativo (-0’5 cada semana). Se revisará todos los domingos por la tarde.</text:span></text:p>
          </text:list-item>
        </text:list>
        <text:p text:style-name="P44"/>
        <text:p text:style-name="P44"/>
        <text:p text:style-name="P46"/>
        <text:p text:style-name="P39"><text:span text:style-name="T24">#</text:span><text:span text:style-name="T25"> </text:span><text:span text:style-name="T24">Segunda</text:span><text:span text:style-name="T26"> </text:span><text:span text:style-name="T24">Parte<text:tab/></text:span><text:span text:style-name="T27">(Valor total 7</text:span><text:span text:style-name="T28"> </text:span><text:span text:style-name="T27">ptos)</text:span></text:p>
        <text:p text:style-name="P47"/>
        <text:p text:style-name="P40"><text:span text:style-name="T2">Fecha fin</text:span><text:span text:style-name="T3">: 18 de Octubre del 2019</text:span></text:p>
        <text:p text:style-name="P45"/>
        <text:p text:style-name="P41"><text:span text:style-name="T2">Objetivo: </text:span><text:span text:style-name="T3">En esta parte el alumnado debe desarrollar la interfaz Web basándose en el documento realizado en la primera parte. La interfaz debe cumplir los siguientes requisitos. </text:span><text:span text:style-name="T2">Entregar una página Web basada en el documento realizado en el trabajo anterior.</text:span></text:p>
        <text:p text:style-name="P49">Deben cumplirse los siguientes puntos:</text:p>
        <text:p text:style-name="P43"/>
        <text:list xml:id="list111038465152633" text:continue-numbering="true" text:style-name="WWNum2">
          <text:list-item>
            <text:list>
              <text:list-item>
                <text:p text:style-name="P4"><text:span text:style-name="T3">Debe utilizarse HTML5 y</text:span><text:span text:style-name="T9"> </text:span><text:span text:style-name="T3">CSS3(Obligatorio)</text:span></text:p>
              </text:list-item>
              <text:list-item>
                <text:p text:style-name="P10"><text:span text:style-name="T3">El CSS debe estar en ficheros externos, nada de estilo incrustado en la página (Obligatorio).</text:span></text:p>
              </text:list-item>
              <text:list-item>
                <text:p text:style-name="P5"><text:span text:style-name="T3">Usar codificación</text:span><text:span text:style-name="T10"> </text:span><text:span text:style-name="T3">utf-8.</text:span></text:p>
              </text:list-item>
              <text:list-item>
                <text:p text:style-name="P11"><text:span text:style-name="T3">Utilizar CSS y div para la maquetación, nada de frames y tablas para la maquetación.</text:span><text:span text:style-name="T11"> </text:span><text:span text:style-name="T3">(Obligatorio)</text:span></text:p>
              </text:list-item>
              <text:list-item>
                <text:p text:style-name="P12"><text:span text:style-name="T3">Cada web debe tener al menos 3 páginas con una funcionalidad distinta y que se entienda perfectamente como funciona. (Obligatorio) </text:span><text:span text:style-name="T29">(0.5 puntos cada página con estilo basado en el documento especificado en la parte</text:span><text:span text:style-name="T30"> </text:span><text:span text:style-name="T29">1</text:span><text:span text:style-name="T3">)</text:span></text:p>
              </text:list-item>
              <text:list-item>
                <text:p text:style-name="P13"><text:span text:style-name="T3">Todas las páginas deben incluir cada una de las etiquetas semánticas: *header, nav, section, aside y footer*. La etiqueta *aside* sólo debe usarse si se definió en el documento del primer hito de trabajo.</text:span><text:span text:style-name="T12"> </text:span><text:span text:style-name="T3">(Obligatorio)</text:span></text:p>
              </text:list-item>
              <text:list-item>
                <text:p text:style-name="P14"><text:span text:style-name="T3">Aunque no se incluya en todas las páginas deben incluirse en alguna de ellas las demás etiquetas semánticas. (Obligatorio) </text:span><text:span text:style-name="T29">(0.1</text:span><text:span text:style-name="T31"> </text:span><text:span text:style-name="T29">punto)</text:span></text:p>
              </text:list-item>
              <text:list-item>
                <text:p text:style-name="P15"><text:span text:style-name="T3">Usar la propiedad translate en cada una de las páginas, con un comentario de porque se ha incluido dicha propiedad en ese caso</text:span><text:span text:style-name="T29">. (0.1</text:span><text:span text:style-name="T32"> </text:span><text:span text:style-name="T29">punto</text:span><text:span text:style-name="T3">)</text:span></text:p>
              </text:list-item>
              <text:list-item>
                <text:p text:style-name="P16"><text:span text:style-name="T3">Al menos 2 de las páginas deben tener un formulario</text:span><text:span text:style-name="T29">.(0.5 puntos)</text:span><text:span text:style-name="T3">. Con los siguientes</text:span><text:span text:style-name="T13"> </text:span><text:span text:style-name="T3">requisitos:</text:span></text:p>
                <text:list>
                  <text:list-item>
                    <text:p text:style-name="P17"><text:span text:style-name="T3">Todos los componentes del formulario deben tener su</text:span><text:span text:style-name="T8"> </text:span><text:span text:style-name="T3">label.</text:span></text:p>
                  </text:list-item>
                  <text:list-item>
                    <text:p text:style-name="P18"><text:span text:style-name="T3">Deben existir 4 tipos de inputs distintos en cada</text:span><text:span text:style-name="T14"> </text:span><text:span text:style-name="T3">formulario.</text:span></text:p>
                  </text:list-item>
                  <text:list-item>
                    <text:p text:style-name="P19"><text:span text:style-name="T3">Entre los 2 formularios debe haber 8 tipos distinto de input</text:span><text:span text:style-name="T15"> </text:span><text:span text:style-name="T3">usado.</text:span></text:p>
                  </text:list-item>
                </text:list>
              </text:list-item>
              <text:list-item>
                <text:p text:style-name="P9"><text:span text:style-name="T3">Debe incluirse un video e imágenes en alguna de las páginas</text:span><text:span text:style-name="T29">.(0.1</text:span><text:span text:style-name="T33"> </text:span><text:span text:style-name="T29">punto)</text:span></text:p>
              </text:list-item>
            </text:list>
          </text:list-item>
        </text:list>
      </text:section>
      <text:list xml:id="list111038241901431" text:continue-numbering="true" text:style-name="WWNum2">
        <text:list-item>
          <text:list>
            <text:list-item>
              <text:p text:style-name="P22"><text:span text:style-name="T3">En cada uno de los formularios usar en un campo la propiedad autocomplete con valor OFF y comentar el por qué de su uso en ese elemento.</text:span><text:span text:style-name="T29">(0.1</text:span><text:span text:style-name="T34"> </text:span><text:span text:style-name="T29">punto)</text:span><text:span text:style-name="T3">.</text:span></text:p>
            </text:list-item>
            <text:list-item>
              <text:p text:style-name="P23"><text:span text:style-name="T3">En cada uno de los formularios usar en un campo la propiedad autofocus y comentar el por qué de su uso en ese elemento</text:span><text:span text:style-name="T29">.(0.1</text:span><text:span text:style-name="T35"> </text:span><text:span text:style-name="T29">punto)</text:span></text:p>
            </text:list-item>
            <text:list-item>
              <text:p text:style-name="P5"><text:span text:style-name="T3">Usar más de 6 selectores distinto para dar estilo</text:span><text:span text:style-name="T29">.(0.3</text:span><text:span text:style-name="T36"> </text:span><text:span text:style-name="T29">puntos)</text:span></text:p>
            </text:list-item>
            <text:list-item>
              <text:p text:style-name="P24"><text:span text:style-name="T3">Usa los prefijos de cada uno de los navegadores para las propiedades css correspondiente</text:span><text:span text:style-name="T29">.(0.2</text:span><text:span text:style-name="T37"> </text:span><text:span text:style-name="T29">punto)</text:span></text:p>
            </text:list-item>
            <text:list-item>
              <text:p text:style-name="P25"><text:span text:style-name="T3">En alguna página utilizar la propiedad de Gradiente.</text:span><text:span text:style-name="T29">(0.1</text:span><text:span text:style-name="T36"> </text:span><text:span text:style-name="T29">punto)</text:span></text:p>
            </text:list-item>
            <text:list-item>
              <text:p text:style-name="P26"><text:span text:style-name="T3">Especificar un estilo para cada estado de los links</text:span><text:span text:style-name="T29">.(0.1</text:span><text:span text:style-name="T38"> </text:span><text:span text:style-name="T29">punto)</text:span></text:p>
            </text:list-item>
            <text:list-item>
              <text:p text:style-name="P27"><text:span text:style-name="T3">Todos los botones de la aplicación deben tener un estilo propio y que sea igual en todos. Sólo deberían diferenciarse en color, dependiendo del uso</text:span><text:span text:style-name="T29">.(0.2</text:span><text:span text:style-name="T39"> </text:span><text:span text:style-name="T29">puntos)</text:span></text:p>
            </text:list-item>
            <text:list-item>
              <text:p text:style-name="P7"><text:span text:style-name="T3">Usar la propiedad object-fit, para ajustar imágenes y vídeos</text:span><text:span text:style-name="T29">.(0.1</text:span><text:span text:style-name="T40"> </text:span><text:span text:style-name="T29">punto</text:span><text:span text:style-name="T3">)</text:span></text:p>
            </text:list-item>
            <text:list-item>
              <text:p text:style-name="P28"><text:span text:style-name="T3">El texto debe tener el estilo de columnas múltiples, aunque sea solo una columna</text:span><text:span text:style-name="T29">.(0.1</text:span><text:span text:style-name="T37"> </text:span><text:span text:style-name="T29">punto)</text:span></text:p>
            </text:list-item>
            <text:list-item>
              <text:p text:style-name="P29"><text:span text:style-name="T3">En 2 páginas al menos deben incluirse transformaciones en 2D diferentes.</text:span><text:span text:style-name="T29">(0.2 puntos)</text:span></text:p>
            </text:list-item>
            <text:list-item>
              <text:p text:style-name="P29"><text:span text:style-name="T3">En 2 páginas al menos deben incluirse transformaciones en 3D diferentes</text:span><text:span text:style-name="T29">.(0.3 puntos)</text:span></text:p>
            </text:list-item>
            <text:list-item>
              <text:p text:style-name="P8"><text:span text:style-name="T3">En 2 páginas al menos deben incluirse animaciones diferentes</text:span><text:span text:style-name="T29">.(0.2</text:span><text:span text:style-name="T41"> </text:span><text:span text:style-name="T29">puntos)</text:span></text:p>
            </text:list-item>
            <text:list-item>
              <text:p text:style-name="P30"><text:span text:style-name="T3">Todas las páginas deben tener sus estilos especificados con media queries.(Obligatorio) </text:span><text:span text:style-name="T29">(0.6</text:span><text:span text:style-name="T42"> </text:span><text:span text:style-name="T29">puntos)</text:span></text:p>
            </text:list-item>
            <text:list-item>
              <text:p text:style-name="P5"><text:span text:style-name="T3">Utilizar el</text:span><text:span text:style-name="T13"> </text:span><text:span text:style-name="T3">Viewport.(Obligatorio)</text:span></text:p>
            </text:list-item>
            <text:list-item>
              <text:p text:style-name="P31"><text:span text:style-name="T3">Usar Grid Layout para posicionar los elementos más importantes de nuestro diseño de</text:span><text:span text:style-name="T13"> </text:span><text:span text:style-name="T3">maquetación.(Obligatorio)</text:span></text:p>
            </text:list-item>
            <text:list-item>
              <text:p text:style-name="P5"><text:span text:style-name="T3">Usar elementos flexbox para posicionar los elementos del</text:span><text:span text:style-name="T16"> </text:span><text:span text:style-name="T3">contenido.(Obligatorio)</text:span></text:p>
            </text:list-item>
            <text:list-item>
              <text:p text:style-name="P32"><text:span text:style-name="T3">La página web debe ser responsive y adaptarse correctamente al menos a la pantalla de un portátil y un móvil</text:span><text:span text:style-name="T29">.(0.6</text:span><text:span text:style-name="T43"> </text:span><text:span text:style-name="T29">puntos)</text:span></text:p>
            </text:list-item>
            <text:list-item>
              <text:p text:style-name="P8"><text:span text:style-name="T3">EL proyecto debe pasar las siguientes validaciones(Obligatorio</text:span><text:span text:style-name="T29">)(1</text:span><text:span text:style-name="T44"> </text:span><text:span text:style-name="T29">punto)</text:span><text:span text:style-name="T3">:</text:span></text:p>
              <text:list>
                <text:list-item>
                  <text:p text:style-name="P20"><text:span text:style-name="T3">Pasar la validación de</text:span><text:span text:style-name="T5"> </text:span><text:span text:style-name="T3">HTML</text:span></text:p>
                </text:list-item>
                <text:list-item>
                  <text:p text:style-name="P20"><text:span text:style-name="T3">Pasar la validación</text:span><text:span text:style-name="T14"> </text:span><text:span text:style-name="T3">CSS</text:span></text:p>
                </text:list-item>
                <text:list-item>
                  <text:p text:style-name="P21"><text:span text:style-name="T3">Pasar la validación</text:span><text:span text:style-name="T14"> </text:span><text:span text:style-name="T3">WAI</text:span></text:p>
                </text:list-item>
                <text:list-item>
                  <text:p text:style-name="P33"><text:span text:style-name="T3">Si algún punto no se cumplen en algún validado anterior, explicar porque se no ha pasado y si es posible, como</text:span><text:span text:style-name="T17"> </text:span><text:span text:style-name="T3">solucionarlo.</text:span></text:p>
                </text:list-item>
                <text:list-item>
                  <text:p text:style-name="P34"><text:span text:style-name="T3">Realizar un análisis de los puntos de usabilidad vistos en clase sobre vuestro proyecto y</text:span><text:span text:style-name="T10"> </text:span><text:span text:style-name="T3">documentarlo.</text:span></text:p>
                </text:list-item>
              </text:list>
            </text:list-item>
            <text:list-item>
              <text:p text:style-name="P6"><text:span text:style-name="T3">Pueden usarse plantillas, pero deben cumplirse todos los puntos</text:span><text:span text:style-name="T18"> </text:span><text:span text:style-name="T3">anteriores.</text:span></text:p>
            </text:list-item>
            <text:list-item>
              <text:p text:style-name="P35"><text:span text:style-name="T3">Pueden usarse librerías externas, aunque no se hayan explicado en clase, pero deben cumplirse los puntos</text:span><text:span text:style-name="T9"> </text:span><text:span text:style-name="T3">anteriores.</text:span></text:p>
            </text:list-item>
            <text:list-item>
              <text:p text:style-name="P36"><text:span text:style-name="T3">El alumno tendrá 10 minutos para hacer una presentación de su interfaz We</text:span><text:span text:style-name="T29">b(0.5 puntos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-0.637cm" style:auto-text-indent="false"/>
      <style:text-properties style:font-name="Arial" fo:font-family="Arial" style:font-family-generic="roman" style:font-pitch="variable" fo:font-size="11pt" fo:language="es" fo:country="ES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48cm" fo:margin-right="0cm" fo:text-indent="-0.637cm" style:auto-text-indent="false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9pt" fo:language="es" fo:country="ES" style:font-name-asian="Arial2" style:font-family-asian="Arial" style:font-family-generic-asian="system" style:font-pitch-asian="variable" style:font-size-asian="9pt" style:language-asian="es" style:country-asian="ES" style:font-name-complex="Arial2" style:font-family-complex="Arial" style:font-family-generic-complex="system" style:font-pitch-complex="variable" style:font-size-complex="9pt" style:language-complex="es" style:country-complex="ES" style:text-scale="100%"/>
    </style:style>
    <style:style style:name="ListLabel_20_2" style:display-name="ListLabel 2" style:family="text">
      <style:text-properties fo:font-size="11pt" fo:letter-spacing="-0.002cm" fo:language="es" fo:country="ES" fo:font-weight="bold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3" style:display-name="ListLabel 3" style:family="text">
      <style:text-properties fo:font-size="11pt" fo:letter-spacing="-0.002cm" fo:language="es" fo:country="ES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anguage="es" fo:country="ES" fo:font-weight="bold" style:font-name-asian="Arial2" style:font-family-asian="Arial" style:font-family-generic-asian="system" style:font-pitch-asian="variable" style:font-size-asian="11pt" style:language-asian="es" style:country-asian="ES" style:font-weight-asian="bold" style:font-name-complex="Arial2" style:font-family-complex="Arial" style:font-family-generic-complex="system" style:font-pitch-complex="variable" style:font-size-complex="11pt" style:language-complex="es" style:country-complex="ES" style:font-weight-complex="bold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fo:text-indent="-0.213cm" fo:margin-left="0.39cm"/>
        </style:list-level-properties>
        <style:text-properties style:font-name="Arial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637cm" fo:margin-left="1.448cm"/>
        </style:list-level-properties>
        <style:text-properties style:font-name="Arial1"/>
      </text:list-level-style-bullet>
      <text:list-level-style-bullet text:level="3" text:style-name="ListLabel_20_3" style:num-suffix="○" text:bullet-char="○">
        <style:list-level-properties text:list-level-position-and-space-mode="label-alignment">
          <style:list-level-label-alignment text:label-followed-by="listtab" fo:text-indent="-0.637cm" fo:margin-left="2.72cm"/>
        </style:list-level-properties>
        <style:text-properties style:font-name="Aria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4.41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7cm" fo:margin-left="6.103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7cm" fo:margin-left="7.79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7cm" fo:margin-left="9.49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7cm" fo:margin-left="11.183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7cm" fo:margin-left="12.8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*" text:bullet-char="*">
        <style:list-level-properties text:list-level-position-and-space-mode="label-alignment">
          <style:list-level-label-alignment text:label-followed-by="listtab" fo:text-indent="-0.259cm" fo:margin-left="0.436cm"/>
        </style:list-level-properties>
        <style:text-properties style:font-name="Arial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9cm" fo:margin-left="2.007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9cm" fo:margin-left="3.591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9cm" fo:margin-left="5.17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9cm" fo:margin-left="6.759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9cm" fo:margin-left="8.343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9cm" fo:margin-left="9.927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9cm" fo:margin-left="11.511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9cm" fo:margin-left="13.0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39cm" style:num-format="1" style:print-orientation="portrait" fo:margin-top="2.434cm" fo:margin-bottom="0.494cm" fo:margin-left="2.364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39cm" style:num-format="1" style:print-orientation="portrait" fo:margin-top="2.434cm" fo:margin-bottom="0.494cm" fo:margin-left="2.364cm" fo:margin-right="2.399cm" style:writing-mode="lr-tb" style:layout-grid-color="#c0c0c0" style:layout-grid-lines="268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07:40:57</meta:creation-date>
    <dc:date>2019-11-27T11:10:37.148000000</dc:date>
    <meta:editing-duration>PT6M16S</meta:editing-duration>
    <meta:generator>LibreOffice/6.3.2.2$Windows_X86_64 LibreOffice_project/98b30e735bda24bc04ab42594c85f7fd8be07b9c</meta:generator>
    <meta:editing-cycles>1</meta:editing-cycles>
    <meta:document-statistic meta:table-count="0" meta:image-count="0" meta:object-count="0" meta:page-count="2" meta:paragraph-count="50" meta:word-count="724" meta:character-count="4417" meta:non-whitespace-character-count="37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